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VH3fR8KBfkQxXzi6HrwIOCrqkfAs4P4TSff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2:00:57.612247305</meta:creation-date>
    <dc:date>2022-01-23T22:01:31.188474254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